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a4bc2" style:font-weight-asian="normal" style:font-weight-complex="normal"/>
    </style:style>
    <style:style style:name="P6" style:family="paragraph" style:parent-style-name="Standard">
      <style:text-properties fo:font-weight="normal" officeooo:paragraph-rsid="001ba40a" style:font-weight-asian="normal" style:font-weight-complex="normal"/>
    </style:style>
    <style:style style:name="P7" style:family="paragraph" style:parent-style-name="Standard">
      <style:text-properties fo:font-weight="normal" officeooo:paragraph-rsid="0021fdec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e494c" officeooo:paragraph-rsid="001e494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Technologies – Assignment 7</text:p>
      <text:p text:style-name="P2">Note : To solve below queries use “sales” database</text:p>
      <text:p text:style-name="P2">*Use sub-query to solve following problems.</text:p>
      <text:p text:style-name="P2"/>
      <text:p text:style-name="P1">1. Write a query that uses a subquery to obtain all orders for the customer named Cisneros. Assume you do not know his customer number (cnum).</text:p>
      <text:p text:style-name="P3"/>
      <text:p text:style-name="P3">select * from ORDERS where cnum = (SELECT cnum from CUSTOMERS where cname='cisneros');</text:p>
      <text:p text:style-name="P1"/>
      <text:p text:style-name="P1">2. Write a query that produces the names and ratings of all customers who have above-average orders.</text:p>
      <text:p text:style-name="P1"/>
      <text:p text:style-name="P1"/>
      <text:p text:style-name="P1"/>
      <text:p text:style-name="P1">3. Write a query that selects the total amount in orders for each salesperson for whomthis total is greater than the amount of the largest order in the table.</text:p>
      <text:p text:style-name="P3"><text:s/>select snum from ORDERS group by snum having sum(amt) &gt; (select max(amt) from ORDERS);</text:p>
      <text:p text:style-name="P1"/>
      <text:p text:style-name="P1">4. Write a query that selects all customers whose ratings are equal to or greater than ANY of Serres’.</text:p>
      <text:p text:style-name="P3">select * from CUSTOMERS where rating &gt;= any (select rating from CUSTOMERS where snum = (select snum from SALESPEOPLE where sname='Serres'));</text:p>
      <text:p text:style-name="P3"/>
      <text:p text:style-name="P1">5. Write a query using ANY or ALL that will find all salespeople who have no customers located in their city.</text:p>
      <text:p text:style-name="P3">select * from SALESPEOPLE where NOT city = ANY (select city from CUSTOMERS );</text:p>
      <text:p text:style-name="P1"/>
      <text:p text:style-name="P1">6. Write a query that selects all orders for amounts greater than any for the customers in London.</text:p>
      <text:p text:style-name="P1"/>
      <text:p text:style-name="P3">select * from ORDERS where amt &gt; ANY (select amt from ORDERS where cnum = any (select cnum from CUSTOMERS where city ='london'));</text:p>
      <text:p text:style-name="P1"/>
      <text:p text:style-name="P1">7. Extract all the orders of Motika.</text:p>
      <text:p text:style-name="P3">select * from ORDERS where snum= any(select snum from SALESPEOPLE where sname='MOTIKA')</text:p>
      <text:p text:style-name="P1"/>
      <text:p text:style-name="P1">8. Find all the order attribute to salespeople servicing customers in London.</text:p>
      <text:p text:style-name="P3">SELECT * from ORDERS where snum = any(select snum from SALESPEOPLE where city='LONDON');</text:p>
      <text:p text:style-name="P3"/>
      <text:p text:style-name="P1">9. Find names and numbers of all salesperson who have more than one customer.</text:p>
      <text:p text:style-name="P1"/>
      <text:p text:style-name="P5">Select * from SALESPEOPLE s where 1 &lt; (select count(*) from CUSTOMERS c <text:s/>where s.snum=c.snum) ;</text:p>
      <text:p text:style-name="P5"/>
      <text:p text:style-name="P1">10. Find salespeople number,name and city who have multiple customers.</text:p>
      <text:p text:style-name="P6">Select * from SALESPEOPLE s where 1 &lt; (select count(*) from CUSTOMERS c <text:s/>where s.snum=c.snum) ;</text:p>
      <text:p text:style-name="P1"/>
      <text:p text:style-name="P1">11. Select customers who have a greater rating than any other customer in Rome.</text:p>
      <text:p text:style-name="P7">SELECT * FROM CUSTOMERS where rating &gt; ANY (SELECT rating from CUSTOMERS <text:s/>where city='rome');</text:p>
      <text:p text:style-name="P7"/>
      <text:p text:style-name="P9"/>
      <text:p text:style-name="P3"/>
      <text:p text:style-name="P1"><text:soft-page-break/>12. Select all orders that had amounts that were greater that atleast one of the orders fron ‘1990-10-04’ .</text:p>
      <text:p text:style-name="P1"/>
      <text:p text:style-name="P1">13. Find all orders with amounts smaller than any amount for a customer in San Jose.</text:p>
      <text:p text:style-name="P1">14. Select those customers whose rating are higher than every customer in Par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0:08:13.731267439</meta:creation-date>
    <dc:date>2019-09-11T23:04:38.799150638</dc:date>
    <meta:editing-duration>PT1H19M1S</meta:editing-duration>
    <meta:editing-cycles>20</meta:editing-cycles>
    <meta:generator>LibreOffice/6.0.3.2$Linux_X86_64 LibreOffice_project/00m0$Build-2</meta:generator>
    <meta:document-statistic meta:table-count="0" meta:image-count="0" meta:object-count="0" meta:page-count="2" meta:paragraph-count="27" meta:word-count="410" meta:character-count="2425" meta:non-whitespace-character-count="2037"/>
  </office:meta>
</office:document-meta>
</file>